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280000001E03741BB9B29D560DC.png" manifest:media-type="image/png"/>
  <manifest:file-entry manifest:full-path="Pictures/10000001000002D100000359979B24F75A10AA8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1.943cm" svg:height="14.196cm" draw:transform="skewX (-0.00209439510239319) rotate (-1.57446151822408) translate (20.449cm 1.953cm)">
            <draw:image xlink:href="Pictures/10000001000002D100000359979B24F75A10AA87.png" xlink:type="simple" xlink:show="embed" xlink:actuate="onLoad" draw:mime-type="image/png">
              <text:p/>
            </draw:image>
          </draw:frame>
          <draw:frame draw:style-name="gr1" draw:text-style-name="P1" draw:layer="layout" svg:width="11.915cm" svg:height="14.163cm" draw:transform="skewX (0.00139626340159546) rotate (-1.57201805727129) translate (20.556cm 1.882cm)">
            <draw:image xlink:href="Pictures/10000001000002D100000359979B24F75A10AA87.png" xlink:type="simple" xlink:show="embed" xlink:actuate="onLoad" draw:mime-type="image/png">
              <text:p/>
            </draw:image>
          </draw:frame>
          <draw:frame draw:style-name="gr1" draw:text-style-name="P1" draw:layer="layout" svg:width="16.255cm" svg:height="12.191cm" draw:transform="skewX (-0.00122173047639603) translate (5.242cm 1.032cm)">
            <draw:image xlink:href="Pictures/1000000100000280000001E03741BB9B29D560D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2-31T09:44:20.463324543</meta:creation-date>
    <dc:date>2021-12-31T09:56:08.192893607</dc:date>
    <meta:editing-duration>PT1M26S</meta:editing-duration>
    <meta:editing-cycles>1</meta:editing-cycles>
    <meta:document-statistic meta:object-count="27"/>
    <meta:generator>LibreOffice/7.2.3.2$Linux_X86_64 LibreOffice_project/20$Build-2</meta:generator>
  </office:meta>
</office:document-meta>
</file>